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!mkdir my_layer</text:p>
      <text:p text:style-name="P1">!mkdir my_layer/python</text:p>
      <text:p text:style-name="P1"/>
      <text:p text:style-name="P1">!pip install mysql-connector-python -t my_layer/python/lib/python3.10/site-packages/</text:p>
      <text:p text:style-name="P1"/>
      <text:p text:style-name="P1">%cd my_layer</text:p>
      <text:p text:style-name="P1">!zip -r9 ../my-layer.zip .</text:p>
      <text:p text:style-name="P1">%cd 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